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Ypoc Basic 250 features high quality and modern technology. The high brightness in its class is achieved by combining a 250W discharge lamp with a high quality coated optical system.</text:p>
      <text:p text:style-name="Text_20_body">Except the reduced set of features, it offers similar functions compared to the Ypoc 250. With 11 dichroic colors plus white, 9 static Gobos plus open, Shutter, Dimmer and a 4,5mW Laserdiode it offers the standard equipment for a washlight in his class.</text:p>
      <text:p text:style-name="Standard"/>
      <text:p text:style-name="Standard"/>
      <text:p text:style-name="Standard"/>
      <text:p text:style-name="Standard"/>
      <text:p text:style-name="Standard"/>
      <text:p text:style-name="Text_20_body">Ypoc Basic 250 features high quality and modern technology. The high brightness in its class is achieved by combining a 250W discharge lamp with a high quality coated optical system.</text:p>
      <text:p text:style-name="Text_20_body">Except the reduced set of features, it offers similar functions compared to the Ypoc 250. With 11 dichroic colors plus white, 9 static Gobos plus open, Shutter, Dimmer and a 4,5mW Laserdiode it offers the standard equipment for a washlight in his class.</text:p>
      <text:p text:style-name="Text_20_body">Source</text:p>
      <text:p text:style-name="Text_20_body">Lamp: MSD 250/2 Philips, CSD 250/2/SE GE, HSD 250/78 Osram<text:line-break/>Average service life: 2000h Philips, 2000h GE, 3000h Osram<text:line-break/>Color temperature: 8500k Philips, 8500k GE, 7800k Osram<text:line-break/>Luminous flux: 18.000lm Philips, 18.000lm GE, 17.000 Osram<text:line-break/>Weight and dimension</text:p>
      <text:p text:style-name="Text_20_body">Dimension: 375 x 430 x 450 mm<text:line-break/>Weight: 21,5 kg<text:line-break/>Electromechanical effects</text:p>
      <text:p text:style-name="Text_20_body">Pan: 540° 16bit (position feedback)<text:line-break/>Tilt: 280° 16bit (position feedback)<text:line-break/>Gobowheel: 6 rotating and positionable gobos + open 2 glass gobos, 4 metal gobos, all gobos interchangable<text:line-break/>Colorwheel: 11 dichroic colorfilter + white, 12 bicolors slow rotation to fast rainboweffekt<text:line-break/>Focus: 2 m - infinity (motorized)<text:line-break/>Prism: rotating and positionable 3-facet prism slow to very fast rotation<text:line-break/>Dimmer: mechanical dimmer 0-100%<text:line-break/>Shutter: mechanical high-speed shutter 0-10Hz<text:line-break/>Other effects</text:p>
      <text:p text:style-name="Text_20_body">Laser: 4,5 mW laserdiode with DMX control<text:line-break/>Optical system</text:p>
      <text:p text:style-name="Text_20_body">Projection angle: 15° (optional 18°)<text:line-break/>High quality, coated condensor optics: high light output with an even lightbeam<text:line-break/>Gobos</text:p>
      <text:p text:style-name="Text_20_body">Outside diameter: 27 mm<text:line-break/>Image diameter: max. 23 mm<text:line-break/>Thickness stainless steel gobo:0,15 mm<text:line-break/>Thickness glass gobo: 1,1 mm<text:line-break/>Control</text:p>
      <text:p text:style-name="Text_20_body">Protocol: USITT DMX 512<text:line-break/>DMX-Channels: 15<text:line-break/>Musiccontrol: internal microphone, master-slave function, gobo-, colorchange and shutter control with music<text:line-break/><text:soft-page-break/>Lamp on/off: by DMX or automatic<text:line-break/>User board</text:p>
      <text:p text:style-name="Text_20_body">Easy DMX address setting<text:line-break/>Operation hour meter<text:line-break/>Lamp hour meter<text:line-break/>Temperaturecontrol<text:line-break/>Testmode<text:line-break/>Audiomode<text:line-break/>Manual control of all functions<text:line-break/>DMX-Input value readout<text:line-break/>Programming</text:p>
      <text:p text:style-name="Text_20_body">Internal movements<text:line-break/>Separate speed for Pan/Tilt<text:line-break/>Random strobe<text:line-break/>pulse effect<text:line-break/>colorchaser<text:line-break/>goboshake<text:line-break/>Master-Slave function<text:line-break/>Audiomode with different zeroposition and different sizes<text:line-break/>When the DMX-signal is lost the audiomode will be switched on automatically if required (especially for clubs)<text:line-break/>Installation</text:p>
      <text:p text:style-name="Text_20_body">4 x M 10 inserted nut to mount a clamp or half-coupler<text:line-break/>2 x mounting plates for wall mounting<text:line-break/>Any orientation<text:line-break/>Power consumption</text:p>
      <text:p text:style-name="Text_20_body">230 V/50 Hz 400 W<text:line-break/>Included items</text:p>
      <text:p text:style-name="Text_20_body">2 x mountingplate for wall mounting<text:line-break/>3 x spare gobos<text:line-break/>1 x document box<text:line-break/>1 x spare parts box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0S</meta:editing-duration>
    <meta:editing-cycles>3</meta:editing-cycles>
    <meta:generator>OpenOffice/4.1.1$Win32 OpenOffice.org_project/411m6$Build-9775</meta:generator>
    <dc:date>2018-02-19T18:06:24.87</dc:date>
    <meta:document-statistic meta:table-count="0" meta:image-count="0" meta:object-count="0" meta:page-count="2" meta:paragraph-count="17" meta:word-count="448" meta:character-count="2881"/>
    <dc:creator>Marti </dc:creator>
    <meta:user-defined meta:name="Info 1"/>
    <meta:user-defined meta:name="Info 2"/>
    <meta:user-defined meta:name="Info 3"/>
    <meta:user-defined meta:name="Info 4"/>
  </office:meta>
</office:document-meta>
</file>